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18_15022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log_CV1_Consis0_20191018_150558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9" calcext:value-type="float">
            <text:p>0.79</text:p>
          </table:table-cell>
          <table:table-cell office:value-type="string" calcext:value-type="string">
            <text:p>log_CV2_Consis0_20191018_150718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3_Consis0_20191018_150929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64" calcext:value-type="float">
            <text:p>0.64</text:p>
          </table:table-cell>
          <table:table-cell office:value-type="string" calcext:value-type="string">
            <text:p>log_CV4_Consis0_20191019_092545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54" calcext:value-type="float">
            <text:p>0.54</text:p>
          </table:table-cell>
          <table:table-cell office:value-type="string" calcext:value-type="string">
            <text:p>log_CV5_Consis0_20191019_09263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3:.B8])" office:value-type="float" office:value="0.220166666666667" calcext:value-type="float">
            <text:p>0.220</text:p>
          </table:table-cell>
          <table:table-cell table:style-name="ce5" table:formula="of:=AVERAGE([.C3:.C8])" office:value-type="float" office:value="0.835" calcext:value-type="float">
            <text:p>0.835</text:p>
          </table:table-cell>
          <table:table-cell table:style-name="ce5" table:formula="of:=AVERAGE([.D3:.D8])" office:value-type="float" office:value="0.688333333333333" calcext:value-type="float">
            <text:p>0.688</text:p>
          </table:table-cell>
          <table:table-cell table:style-name="ce5" table:formula="of:=AVERAGE([.E3:.E8])" office:value-type="float" office:value="0.676666666666667" calcext:value-type="float">
            <text:p>0.67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137840487520902" calcext:value-type="float">
            <text:p>0.014</text:p>
          </table:table-cell>
          <table:table-cell table:style-name="ce5" table:formula="of:=STDEV([.D3:.D8])" office:value-type="float" office:value="0.0837655458208604" calcext:value-type="float">
            <text:p>0.084</text:p>
          </table:table-cell>
          <table:table-cell table:style-name="ce5" table:formula="of:=STDEV([.E3:.E8])" office:value-type="float" office:value="0.0922315925627801" calcext:value-type="float">
            <text:p>0.0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1*1*1 conv.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t final output layer 5*5*5 Conv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0_Consis0_20191021_092734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67" calcext:value-type="float">
            <text:p>0.67</text:p>
          </table:table-cell>
          <table:table-cell office:value-type="string" calcext:value-type="string">
            <text:p>log_CV1_Consis0_20191021_092820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log_CV2_Consis0_20191020_082522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3_Consis0_20191020_081921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4_Consis0_20191020_082119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52" calcext:value-type="float">
            <text:p>0.52</text:p>
          </table:table-cell>
          <table:table-cell office:value-type="string" calcext:value-type="string">
            <text:p>log_CV5_Consis0_20191020_082215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25:.B30])" office:value-type="float" office:value="0.220166666666667" calcext:value-type="float">
            <text:p>0.220</text:p>
          </table:table-cell>
          <table:table-cell table:style-name="ce5" table:formula="of:=AVERAGE([.C25:.C30])" office:value-type="float" office:value="0.79" calcext:value-type="float">
            <text:p>0.790</text:p>
          </table:table-cell>
          <table:table-cell table:style-name="ce5" table:formula="of:=AVERAGE([.D25:.D30])" office:value-type="float" office:value="0.635" calcext:value-type="float">
            <text:p>0.635</text:p>
          </table:table-cell>
          <table:table-cell table:style-name="ce5" table:formula="of:=AVERAGE([.E25:.E30])" office:value-type="float" office:value="0.663333333333333" calcext:value-type="float">
            <text:p>0.66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25:.C30])" office:value-type="float" office:value="0.0316227766016838" calcext:value-type="float">
            <text:p>0.032</text:p>
          </table:table-cell>
          <table:table-cell table:style-name="ce5" table:formula="of:=STDEV([.D25:.D30])" office:value-type="float" office:value="0.103295692068934" calcext:value-type="float">
            <text:p>0.103</text:p>
          </table:table-cell>
          <table:table-cell table:style-name="ce5" table:formula="of:=STDEV([.E25:.E30])" office:value-type="float" office:value="0.082138095100061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 at final output layer 5*5*5 conv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0:58:58.229956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22T11:07:43.622121986</dc:date>
    <meta:editing-duration>PT3H32M38S</meta:editing-duration>
    <meta:editing-cycles>36</meta:editing-cycles>
    <meta:document-statistic meta:table-count="1" meta:cell-count="119" meta:object-count="0"/>
  </office:meta>
</office:document-meta>
</file>